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none" fo:font-weight="normal" style:font-weight-asian="normal" style:font-weight-complex="normal"/>
    </style:style>
    <style:style style:name="T1" style:family="text">
      <style:text-properties officeooo:rsid="000913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John and I will be talking about cloud computing and libraries today. Specifically, <text:span text:style-name="T1">we will be addressing</text:span> local cloud computing <text:span text:style-name="T1">and how it can be used in</text:span> libraries. We will go over some of the basics – what it is, who is doing it, how it works. <text:s/><text:span text:style-name="T1">We'll also discuss some </text:span><text:s/><text:span text:style-name="T1">p</text:span>ro<text:span text:style-name="T1">s</text:span> &amp; cons of remote cloud solutions and local cloud solutions, <text:span text:style-name="T1">d</text:span>ifferent cloud products – cloud crowd, eucalyptus, <text:span text:style-name="T1">(insert others when we figure out what others we will talk about) </text:span>and finally our successes and failures. I'll begin with an introduction to cloud computing.</text:p>
      <text:p text:style-name="P3"/>
      <text:p text:style-name="P3">Introduction – What is Cloud Computing</text:p>
      <text:p text:style-name="P1"/>
      <text:p text:style-name="P2">What is it?</text:p>
      <text:p text:style-name="P1"/>
      <text:p text:style-name="P2">Who is doing it?</text:p>
      <text:p text:style-name="P1"/>
      <text:p text:style-name="P2">How does it work?</text:p>
      <text:p text:style-name="P1"/>
      <text:p text:style-name="P2">Why is it significant?</text:p>
      <text:p text:style-name="P1"/>
      <text:p text:style-name="P2">What are the downsides?</text:p>
      <text:p text:style-name="P1">(John will touch on this later in the talk)</text:p>
      <text:p text:style-name="P1"/>
      <text:p text:style-name="P2">Where is it going?</text:p>
      <text:p text:style-name="P1"/>
      <text:p text:style-name="P2">What is the implications for libraries?</text:p>
      <text:p text:style-name="P1">This is what the talk is all about, and will be our conclusion.</text:p>
      <text:p text:style-name="P1"/>
      <text:p text:style-name="P3">Products</text:p>
      <text:p text:style-name="P4">Cassandra</text:p>
      <text:p text:style-name="P4"/>
      <text:p text:style-name="P4"/>
      <text:p text:style-name="P4">Eucalyptus (Ubuntu Enterprise Cloud)</text:p>
      <text:p text:style-name="P4"/>
      <text:p text:style-name="P4">Cloud Crowd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18T23:59:30</meta:creation-date>
    <meta:editing-duration>PT00H12M06S</meta:editing-duration>
    <meta:editing-cycles>2</meta:editing-cycles>
    <meta:generator>OpenOffice.org/3.2$Unix OpenOffice.org_project/320m19$Build-9505</meta:generator>
    <meta:document-statistic meta:table-count="0" meta:image-count="0" meta:object-count="0" meta:page-count="1" meta:paragraph-count="15" meta:word-count="160" meta:character-count="899"/>
    <dc:date>2011-01-19T12:42:21</dc:date>
    <dc:creator>John Fink</dc:creator>
  </office:meta>
</office:document-meta>
</file>